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onaco, 'Andale Mono', monospace"/>
    <style:font-face style:name="Lohit Devanagari1" svg:font-family="'Lohit Devanagari'"/>
    <style:font-face style:name="Open Sans" svg:font-family="'Open Sans', sans-serif"/>
    <style:font-face style:name="Source Serif Pro" svg:font-family="'Source Serif Pro', 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Quotations">
      <style:text-properties officeooo:rsid="00144557" officeooo:paragraph-rsid="00144557"/>
    </style:style>
    <style:style style:name="P2" style:family="paragraph" style:parent-style-name="Standard">
      <style:text-properties officeooo:rsid="00144557" officeooo:paragraph-rsid="00144557"/>
    </style:style>
    <style:style style:name="P3" style:family="paragraph" style:parent-style-name="Standard">
      <style:paragraph-properties fo:text-align="center" style:justify-single-word="false"/>
      <style:text-properties officeooo:rsid="00144557" officeooo:paragraph-rsid="00144557"/>
    </style:style>
    <style:style style:name="P4" style:family="paragraph" style:parent-style-name="Standard">
      <style:text-properties fo:font-variant="normal" fo:text-transform="none" fo:color="#3d464d" style:font-name="Source Serif Pro" fo:font-size="13.5pt" fo:letter-spacing="normal" fo:font-style="normal" fo:font-weight="normal" officeooo:rsid="00144557" officeooo:paragraph-rsid="00144557"/>
    </style:style>
    <style:style style:name="P5" style:family="paragraph" style:parent-style-name="Text_20_body">
      <style:text-properties officeooo:rsid="00144557" officeooo:paragraph-rsid="00144557"/>
    </style:style>
    <style:style style:name="P6" style:family="paragraph" style:parent-style-name="Text_20_body">
      <style:paragraph-properties fo:text-align="center" style:justify-single-word="false"/>
      <style:text-properties fo:font-variant="normal" fo:text-transform="none" fo:color="#3d464d" style:font-name="Source Serif Pro" fo:font-size="13.5pt" fo:letter-spacing="normal" fo:font-style="normal" fo:font-weight="normal" officeooo:rsid="00144557" officeooo:paragraph-rsid="00144557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8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9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10" style:family="paragraph" style:parent-style-name="Text_20_body" style:list-style-name="L1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11" style:family="paragraph" style:parent-style-name="Preformatted_20_Text">
      <loext:graphic-properties draw:fill="solid" draw:fill-color="#f0f3f5" draw:opacity="100%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#f0f3f5"/>
    </style:style>
    <style:style style:name="P12" style:family="paragraph" style:parent-style-name="Heading_20_1">
      <style:paragraph-properties fo:text-align="center" style:justify-single-word="false"/>
      <style:text-properties fo:font-variant="normal" fo:text-transform="none" fo:color="#3d464d" style:font-name="Open Sans" fo:font-size="21pt" fo:letter-spacing="normal" fo:font-style="normal" officeooo:rsid="00144557" officeooo:paragraph-rsid="00144557" style:font-size-asian="21pt" style:font-size-complex="21pt"/>
    </style:style>
    <style:style style:name="P13" style:family="paragraph" style:parent-style-name="Heading_20_1">
      <style:paragraph-properties fo:text-align="center" style:justify-single-word="false" fo:break-before="page"/>
      <style:text-properties fo:font-variant="normal" fo:text-transform="none" fo:color="#3d464d" style:font-name="Open Sans" fo:font-size="21pt" fo:letter-spacing="normal" fo:font-style="normal" officeooo:rsid="00144557" officeooo:paragraph-rsid="00144557" style:font-size-asian="21pt" style:font-size-complex="21pt"/>
    </style:style>
    <style:style style:name="P14" style:family="paragraph" style:parent-style-name="Heading_20_1">
      <style:paragraph-properties fo:text-align="center" style:justify-single-word="false" fo:break-before="page"/>
      <style:text-properties fo:font-variant="normal" fo:text-transform="none" fo:color="#3d464d" fo:font-size="21pt" fo:letter-spacing="normal" officeooo:rsid="00144557" officeooo:paragraph-rsid="00144557" style:font-size-asian="21pt" style:font-size-complex="21pt"/>
    </style:style>
    <style:style style:name="T1" style:family="text">
      <style:text-properties fo:font-size="10.5pt" fo:font-weight="bold" loext:padding="0cm" loext:border="none"/>
    </style:style>
    <style:style style:name="T2" style:family="text">
      <style:text-properties fo:font-size="10.5pt" fo:font-weight="bold" officeooo:rsid="001943d0" loext:padding="0cm" loext:border="none"/>
    </style:style>
    <style:style style:name="T3" style:family="text">
      <style:text-properties fo:font-weight="bold" loext:padding="0cm" loext:border="none"/>
    </style:style>
    <style:style style:name="T4" style:family="text">
      <style:text-properties fo:font-weight="bold" officeooo:rsid="001943d0" loext:padding="0cm" loext:border="none"/>
    </style:style>
    <style:style style:name="T5" style:family="text">
      <style:text-properties fo:font-size="13.5pt" fo:font-weight="bold" loext:padding="0cm" loext:border="none"/>
    </style:style>
    <style:style style:name="T6" style:family="text">
      <style:text-properties officeooo:rsid="0016f175"/>
    </style:style>
    <style:style style:name="T7" style:family="text">
      <style:text-properties fo:font-size="14.25pt" fo:font-weight="bold" loext:padding="0cm" loext:border="none"/>
    </style:style>
    <style:style style:name="T8" style:family="text"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T9" style:family="text">
      <style:text-properties fo:font-variant="normal" fo:text-transform="none" fo:color="#3d464d" style:font-name="Source Serif Pro" fo:font-size="13.5pt" fo:letter-spacing="normal" fo:font-style="normal" fo:font-weight="normal" loext:padding="0cm" loext:border="none"/>
    </style:style>
    <style:style style:name="T10" style:family="text">
      <style:text-properties fo:font-variant="normal" fo:text-transform="none" fo:color="#3d464d" style:font-name="Consolas" fo:font-size="13.5pt" fo:letter-spacing="normal" fo:font-style="normal" fo:font-weight="normal" loext:padding="0cm" loext:border="none"/>
    </style:style>
    <style:style style:name="T11" style:family="text">
      <style:text-properties fo:font-variant="normal" fo:text-transform="none" fo:color="#3d464d" fo:letter-spacing="normal" loext:padding="0cm" loext:border="none"/>
    </style:style>
    <style:style style:name="T12" style:family="text">
      <style:text-properties fo:font-variant="normal" fo:text-transform="none" fo:color="#999999" style:font-name="Consolas" fo:font-size="13.5pt" fo:letter-spacing="normal" fo:font-style="normal" fo:font-weight="normal" loext:padding="0cm" loext:border="none"/>
    </style:style>
    <style:style style:name="T13" style:family="text">
      <style:text-properties fo:font-variant="normal" fo:text-transform="none" fo:color="#669900" style:font-name="Consolas" fo:font-size="13.5pt" fo:letter-spacing="normal" fo:font-style="normal" fo:font-weight="normal" loext:padding="0cm" loext:border="none"/>
    </style:style>
    <style:style style:name="T14" style:family="text">
      <style:text-properties fo:font-variant="normal" fo:text-transform="none" fo:color="#990055" style:font-name="Consolas" fo:font-size="13.5pt" fo:letter-spacing="normal" fo:font-style="normal" fo:font-weight="normal" loext:padding="0cm" loext:border="none"/>
    </style:style>
    <style:style style:name="T15" style:family="text">
      <style:text-properties fo:font-variant="normal" fo:text-transform="none" fo:color="#0077aa" style:font-name="Consolas" fo:font-size="13.5pt" fo:letter-spacing="normal" fo:font-style="normal" fo:font-weight="normal" loext:padding="0cm" loext:border="none"/>
    </style:style>
    <style:style style:name="T16" style:family="text">
      <style:text-properties style:font-name="Open Sans" fo:font-size="10.5pt" fo:font-style="normal" fo:font-weight="bold" loext:padding="0cm" loext:border="none"/>
    </style:style>
    <style:style style:name="T17" style:family="text">
      <style:text-properties style:font-name="Open Sans" fo:font-size="10.5pt" fo:font-style="normal" fo:font-weight="bold" officeooo:rsid="001b5a19" loext:padding="0cm" loext:border="none"/>
    </style:style>
    <style:style style:name="T18" style:family="text">
      <style:text-properties style:font-name="Open Sans" fo:font-style="normal"/>
    </style:style>
    <style:style style:name="T19" style:family="text">
      <style:text-properties style:font-name="Open Sans" fo:font-style="normal" officeooo:rsid="001b5a19"/>
    </style:style>
    <style:style style:name="T20" style:family="text">
      <style:text-properties style:font-name="Open Sans" fo:font-style="normal" fo:font-weight="bold" officeooo:rsid="001b5a19" loext:padding="0cm" loext:border="none"/>
    </style:style>
    <style:style style:name="T21" style:family="text">
      <style:text-properties style:font-name="Open Sans" fo:font-style="normal" fo:font-weight="bold" loext:padding="0cm" loext:border="none"/>
    </style:style>
    <style:style style:name="T22" style:family="text">
      <style:text-properties style:font-name="Open Sans" fo:font-size="14.25pt" fo:font-style="normal" fo:font-weight="bold" loext:padding="0cm" loext:border="none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<text:span text:style-name="T3">01 - Vídeo 1</text:span></text:h>
      <text:p text:style-name="P2"/>
      <text:p text:style-name="P2">- <text:span text:style-name="T6">Juntar as páginas de alterar e cadastrar usando o mesmo formulário base.</text:span></text:p>
      <text:p text:style-name="P2"/>
      <text:h text:style-name="P12" text:outline-level="1"><text:span text:style-name="T3">02 - Um único formulário para adicionar e alterar</text:span></text:h>
      <text:p text:style-name="P2"/>
      <text:p text:style-name="P1"><text:span text:style-name="T8">Começando deste ponto? Você pode fazer o </text:span><text:a xlink:type="simple" xlink:href="https://s3.amazonaws.com/caelum-online-public/php2/stages/php-mysql-parte2-capitulo7.zip" office:target-frame-name="_blank" xlink:show="new" text:style-name="Internet_20_link" text:visited-style-name="Visited_20_Internet_20_Link"><text:span text:style-name="T9">DOWNLOAD</text:span></text:a><text:span text:style-name="T8"> do projeto completo até aqui e continuar seus estudos.</text:span></text:p>
      <text:p text:style-name="P7"><text:span text:style-name="T8">Ainda temos uma questão estranha: o formulário de alterar e o de adicionar ainda são muito parecidos. Repara que os dois formulários tem o </text:span><text:span text:style-name="Emphasis"><text:span text:style-name="T9">form</text:span></text:span><text:span text:style-name="T8">, o </text:span><text:span text:style-name="Emphasis"><text:span text:style-name="T9">table</text:span></text:span><text:span text:style-name="T8"> e todos os campos. Cada um tem uma pequena diferença: o título, o valor padrão, o campo extra </text:span><text:span text:style-name="Emphasis"><text:span text:style-name="T9">hidden</text:span></text:span><text:span text:style-name="T8"> no caso da edição e o valor de botão de envio. Mas se eu adicionar agora um campo novo tenho que alterar os dois formulários, algo muito ruim.</text:span></text:p>
      <text:p text:style-name="P7"><text:span text:style-name="T8">Como seria se juntássemos esses dois arquivos para quando uma modificação fosse feita ela fosse aplicada aos dois formulários? Bom, começamos olhando o que eles não tem em comum e é grosseiro: a </text:span><text:span text:style-name="Emphasis"><text:span text:style-name="T9">action</text:span></text:span><text:span text:style-name="T8"> do formulário e o campo </text:span><text:span text:style-name="Emphasis"><text:span text:style-name="T9">hidden</text:span></text:span><text:span text:style-name="T8"> no caso de alteração. Os </text:span><text:span text:style-name="Strong_20_Emphasis"><text:span text:style-name="T9">trs</text:span></text:span><text:span text:style-name="T8"> são muito parecidos até o </text:span><text:span text:style-name="Strong_20_Emphasis"><text:span text:style-name="T9">penúltimo tr</text:span></text:span><text:span text:style-name="T8">, exceto o de botão de envio. Então cortamos tudo o que está entre um </text:span><text:span text:style-name="Strong_20_Emphasis"><text:span text:style-name="T9">table</text:span></text:span><text:span text:style-name="T8"> e o último </text:span><text:span text:style-name="Strong_20_Emphasis"><text:span text:style-name="T9">tr</text:span></text:span><text:span text:style-name="T8">. E no lugar desses campos colocamos um include:</text:span></text:p>
      <text:p text:style-name="P11"><text:span text:style-name="Source_20_Text"><text:span text:style-name="T10">include</text:span></text:span><text:span text:style-name="Source_20_Text"><text:span text:style-name="T12">(</text:span></text:span><text:span text:style-name="Source_20_Text"><text:span text:style-name="T13">"produto-formulario-base.php"</text:span></text:span><text:span text:style-name="Source_20_Text"><text:span text:style-name="T12">);</text:span></text:span></text:p>
      <text:p text:style-name="P7"><text:span text:style-name="T8">Fazemos a mesma coisa no formulário de alterar. Mas repara que ele tem mais conteúdo do que o adiciona: ele já coloca os valores dos campos preenchidos. Portanto removemos também os campos daqui, incluindo a tag </text:span><text:span text:style-name="Strong_20_Emphasis"><text:span text:style-name="T9">include</text:span></text:span><text:span text:style-name="T8">. Mas o código que ficará no </text:span><text:span text:style-name="Strong_20_Emphasis"><text:span text:style-name="T9">produto-formulario-base.php</text:span></text:span><text:span text:style-name="T8"> será o de alteração, para que já venha preenchido:</text:span></text:p>
      <text:p text:style-name="P11"><text:span text:style-name="Source_20_Text"><text:span text:style-name="T14">&lt;tr&gt;</text:span></text:span></text:p>
      <text:p text:style-name="P11"><text:span text:style-name="Source_20_Text"><text:span text:style-name="T11"><text:s text:c="4"/></text:span></text:span><text:span text:style-name="Source_20_Text"><text:span text:style-name="T14">&lt;td&gt;</text:span></text:span><text:span text:style-name="Source_20_Text"><text:span text:style-name="T10">Nome</text:span></text:span><text:span text:style-name="Source_20_Text"><text:span text:style-name="T14">&lt;/td&gt;</text:span></text:span></text:p>
      <text:p text:style-name="P11"><text:span text:style-name="Source_20_Text"><text:span text:style-name="T11"><text:s text:c="4"/></text:span></text:span><text:span text:style-name="Source_20_Text"><text:span text:style-name="T14">&lt;td&gt;</text:span></text:span><text:span text:style-name="Source_20_Text"><text:span text:style-name="T10"> &lt;input class="form-control" type="text" name="nome" value="</text:span></text:span><text:span text:style-name="Source_20_Text"><text:span text:style-name="T12">&lt;?=</text:span></text:span><text:span text:style-name="Source_20_Text"><text:span text:style-name="T10">$produto</text:span></text:span><text:span text:style-name="Source_20_Text"><text:span text:style-name="T12">[</text:span></text:span><text:span text:style-name="Source_20_Text"><text:span text:style-name="T13">'nome'</text:span></text:span><text:span text:style-name="Source_20_Text"><text:span text:style-name="T12">]?&gt;</text:span></text:span><text:span text:style-name="Source_20_Text"><text:span text:style-name="T10">"&gt;</text:span></text:span><text:span text:style-name="Source_20_Text"><text:span text:style-name="T14">&lt;/td&gt;</text:span></text:span></text:p>
      <text:p text:style-name="P11"><text:span text:style-name="Source_20_Text"><text:span text:style-name="T14">&lt;/tr&gt;</text:span></text:span></text:p>
      <text:p text:style-name="P11"><text:span text:style-name="Source_20_Text"><text:span text:style-name="T14">&lt;tr&gt;</text:span></text:span></text:p>
      <text:p text:style-name="P11"><text:soft-page-break/><text:span text:style-name="Source_20_Text"><text:span text:style-name="T11"><text:s text:c="4"/></text:span></text:span><text:span text:style-name="Source_20_Text"><text:span text:style-name="T14">&lt;td&gt;</text:span></text:span><text:span text:style-name="Source_20_Text"><text:span text:style-name="T10">Preço</text:span></text:span><text:span text:style-name="Source_20_Text"><text:span text:style-name="T14">&lt;/td&gt;</text:span></text:span></text:p>
      <text:p text:style-name="P11"><text:span text:style-name="Source_20_Text"><text:span text:style-name="T11"><text:s text:c="4"/></text:span></text:span><text:span text:style-name="Source_20_Text"><text:span text:style-name="T14">&lt;td&gt;</text:span></text:span><text:span text:style-name="Source_20_Text"><text:span text:style-name="T10">&lt;input <text:s/>class="form-control" type="number" name="preco" </text:span></text:span></text:p>
      <text:p text:style-name="P11"><text:span text:style-name="Source_20_Text"><text:span text:style-name="T11"><text:s text:c="8"/></text:span></text:span><text:span text:style-name="Source_20_Text"><text:span text:style-name="T10">value="</text:span></text:span><text:span text:style-name="Source_20_Text"><text:span text:style-name="T12">&lt;?=</text:span></text:span><text:span text:style-name="Source_20_Text"><text:span text:style-name="T10">$produto</text:span></text:span><text:span text:style-name="Source_20_Text"><text:span text:style-name="T12">[</text:span></text:span><text:span text:style-name="Source_20_Text"><text:span text:style-name="T13">'preco'</text:span></text:span><text:span text:style-name="Source_20_Text"><text:span text:style-name="T12">]?&gt;</text:span></text:span><text:span text:style-name="Source_20_Text"><text:span text:style-name="T10">"&gt;</text:span></text:span><text:span text:style-name="Source_20_Text"><text:span text:style-name="T14">&lt;/td&gt;</text:span></text:span></text:p>
      <text:p text:style-name="P11"><text:span text:style-name="Source_20_Text"><text:span text:style-name="T14">&lt;/tr&gt;</text:span></text:span></text:p>
      <text:p text:style-name="P11"><text:span text:style-name="Source_20_Text"><text:span text:style-name="T14">&lt;tr&gt;</text:span></text:span></text:p>
      <text:p text:style-name="P11"><text:span text:style-name="Source_20_Text"><text:span text:style-name="T11"><text:s text:c="4"/></text:span></text:span><text:span text:style-name="Source_20_Text"><text:span text:style-name="T14">&lt;td&gt;</text:span></text:span><text:span text:style-name="Source_20_Text"><text:span text:style-name="T10">Descrição</text:span></text:span><text:span text:style-name="Source_20_Text"><text:span text:style-name="T14">&lt;/td&gt;</text:span></text:span></text:p>
      <text:p text:style-name="P11"><text:span text:style-name="Source_20_Text"><text:span text:style-name="T11"><text:s text:c="4"/></text:span></text:span><text:span text:style-name="Source_20_Text"><text:span text:style-name="T14">&lt;td&gt;&lt;textarea</text:span></text:span><text:span text:style-name="Source_20_Text"><text:span text:style-name="T10"> </text:span></text:span><text:span text:style-name="Source_20_Text"><text:span text:style-name="T13">class</text:span></text:span><text:span text:style-name="Source_20_Text"><text:span text:style-name="T12">=</text:span></text:span><text:span text:style-name="Source_20_Text"><text:span text:style-name="T15">"form-control"</text:span></text:span><text:span text:style-name="Source_20_Text"><text:span text:style-name="T10"> </text:span></text:span><text:span text:style-name="Source_20_Text"><text:span text:style-name="T13">name</text:span></text:span><text:span text:style-name="Source_20_Text"><text:span text:style-name="T12">=</text:span></text:span><text:span text:style-name="Source_20_Text"><text:span text:style-name="T15">"descricao"</text:span></text:span><text:span text:style-name="Source_20_Text"><text:span text:style-name="T14">&gt;</text:span></text:span><text:span text:style-name="Source_20_Text"><text:span text:style-name="T12">&lt;?=</text:span></text:span><text:span text:style-name="Source_20_Text"><text:span text:style-name="T10">$produto</text:span></text:span><text:span text:style-name="Source_20_Text"><text:span text:style-name="T12">[</text:span></text:span><text:span text:style-name="Source_20_Text"><text:span text:style-name="T13">'descricao'</text:span></text:span><text:span text:style-name="Source_20_Text"><text:span text:style-name="T12">]?&gt;</text:span></text:span><text:span text:style-name="Source_20_Text"><text:span text:style-name="T14">&lt;/textarea&gt;&lt;/td&gt;</text:span></text:span></text:p>
      <text:p text:style-name="P11"><text:span text:style-name="Source_20_Text"><text:span text:style-name="T14">&lt;/tr&gt;</text:span></text:span></text:p>
      <text:p text:style-name="P11"><text:span text:style-name="Source_20_Text"><text:span text:style-name="T14">&lt;tr&gt;</text:span></text:span></text:p>
      <text:p text:style-name="P11"><text:span text:style-name="Source_20_Text"><text:span text:style-name="T11"><text:s text:c="4"/></text:span></text:span><text:span text:style-name="Source_20_Text"><text:span text:style-name="T14">&lt;td&gt;&lt;/td&gt;</text:span></text:span></text:p>
      <text:p text:style-name="P11"><text:span text:style-name="Source_20_Text"><text:span text:style-name="T11"><text:s text:c="4"/></text:span></text:span><text:span text:style-name="Source_20_Text"><text:span text:style-name="T14">&lt;td&gt;</text:span></text:span><text:span text:style-name="Source_20_Text"><text:span text:style-name="T10">&lt;input type="checkbox" name="usado" </text:span></text:span><text:span text:style-name="Source_20_Text"><text:span text:style-name="T12">&lt;?=</text:span></text:span><text:span text:style-name="Source_20_Text"><text:span text:style-name="T10">$usado</text:span></text:span><text:span text:style-name="Source_20_Text"><text:span text:style-name="T12">?&gt;</text:span></text:span><text:span text:style-name="Source_20_Text"><text:span text:style-name="T10"> value="true"&gt; Usado</text:span></text:span></text:p>
      <text:p text:style-name="P11"><text:span text:style-name="Source_20_Text"><text:span text:style-name="T14">&lt;/tr&gt;</text:span></text:span></text:p>
      <text:p text:style-name="P11"><text:span text:style-name="Source_20_Text"><text:span text:style-name="T14">&lt;tr&gt;</text:span></text:span></text:p>
      <text:p text:style-name="P11"><text:span text:style-name="Source_20_Text"><text:span text:style-name="T11"><text:s text:c="4"/></text:span></text:span><text:span text:style-name="Source_20_Text"><text:span text:style-name="T14">&lt;td&gt;</text:span></text:span><text:span text:style-name="Source_20_Text"><text:span text:style-name="T10">Categoria</text:span></text:span><text:span text:style-name="Source_20_Text"><text:span text:style-name="T14">&lt;/td&gt;</text:span></text:span></text:p>
      <text:p text:style-name="P11"><text:span text:style-name="Source_20_Text"><text:span text:style-name="T11"><text:s text:c="4"/></text:span></text:span><text:span text:style-name="Source_20_Text"><text:span text:style-name="T14">&lt;td&gt;</text:span></text:span></text:p>
      <text:p text:style-name="P11"><text:span text:style-name="Source_20_Text"><text:span text:style-name="T11"><text:s text:c="8"/></text:span></text:span><text:span text:style-name="Source_20_Text"><text:span text:style-name="T14">&lt;select</text:span></text:span><text:span text:style-name="Source_20_Text"><text:span text:style-name="T10"> </text:span></text:span><text:span text:style-name="Source_20_Text"><text:span text:style-name="T13">name</text:span></text:span><text:span text:style-name="Source_20_Text"><text:span text:style-name="T12">=</text:span></text:span><text:span text:style-name="Source_20_Text"><text:span text:style-name="T15">"categoria_id"</text:span></text:span><text:span text:style-name="Source_20_Text"><text:span text:style-name="T10"> </text:span></text:span><text:span text:style-name="Source_20_Text"><text:span text:style-name="T13">class</text:span></text:span><text:span text:style-name="Source_20_Text"><text:span text:style-name="T12">=</text:span></text:span><text:span text:style-name="Source_20_Text"><text:span text:style-name="T15">"form-control"</text:span></text:span><text:span text:style-name="Source_20_Text"><text:span text:style-name="T14">&gt;</text:span></text:span></text:p>
      <text:p text:style-name="P11"><text:span text:style-name="Source_20_Text"><text:span text:style-name="T11"><text:s text:c="8"/></text:span></text:span><text:span text:style-name="Source_20_Text"><text:span text:style-name="T12">&lt;?</text:span></text:span><text:span text:style-name="Source_20_Text"><text:span text:style-name="T10">php </text:span></text:span><text:span text:style-name="Source_20_Text"><text:span text:style-name="T15">foreach</text:span></text:span><text:span text:style-name="Source_20_Text"><text:span text:style-name="T12">(</text:span></text:span><text:span text:style-name="Source_20_Text"><text:span text:style-name="T10">$categorias </text:span></text:span><text:span text:style-name="Source_20_Text"><text:span text:style-name="T15">as</text:span></text:span><text:span text:style-name="Source_20_Text"><text:span text:style-name="T10"> $categoria</text:span></text:span><text:span text:style-name="Source_20_Text"><text:span text:style-name="T12">)</text:span></text:span><text:span text:style-name="Source_20_Text"><text:span text:style-name="T10"> </text:span></text:span><text:span text:style-name="Source_20_Text"><text:span text:style-name="T12">:</text:span></text:span><text:span text:style-name="Source_20_Text"><text:span text:style-name="T10"> </text:span></text:span></text:p>
      <text:p text:style-name="P11"><text:span text:style-name="Source_20_Text"><text:span text:style-name="T11"><text:s text:c="12"/></text:span></text:span><text:span text:style-name="Source_20_Text"><text:span text:style-name="T10">$essaEhACategoria </text:span></text:span><text:span text:style-name="Source_20_Text"><text:span text:style-name="T12">=</text:span></text:span><text:span text:style-name="Source_20_Text"><text:span text:style-name="T10"> $produto</text:span></text:span><text:span text:style-name="Source_20_Text"><text:span text:style-name="T12">[</text:span></text:span><text:span text:style-name="Source_20_Text"><text:span text:style-name="T13">'categoria_id'</text:span></text:span><text:span text:style-name="Source_20_Text"><text:span text:style-name="T12">]</text:span></text:span><text:span text:style-name="Source_20_Text"><text:span text:style-name="T10"> </text:span></text:span><text:span text:style-name="Source_20_Text"><text:span text:style-name="T12">==</text:span></text:span><text:span text:style-name="Source_20_Text"><text:span text:style-name="T10"> $categoria</text:span></text:span><text:span text:style-name="Source_20_Text"><text:span text:style-name="T12">[</text:span></text:span><text:span text:style-name="Source_20_Text"><text:span text:style-name="T13">'id'</text:span></text:span><text:span text:style-name="Source_20_Text"><text:span text:style-name="T12">];</text:span></text:span></text:p>
      <text:p text:style-name="P11"><text:span text:style-name="Source_20_Text"><text:span text:style-name="T11"><text:s text:c="12"/></text:span></text:span><text:span text:style-name="Source_20_Text"><text:span text:style-name="T10">$selecao </text:span></text:span><text:span text:style-name="Source_20_Text"><text:span text:style-name="T12">=</text:span></text:span><text:span text:style-name="Source_20_Text"><text:span text:style-name="T10"> $essaEhACategoria </text:span></text:span><text:span text:style-name="Source_20_Text"><text:span text:style-name="T12">?</text:span></text:span><text:span text:style-name="Source_20_Text"><text:span text:style-name="T10"> </text:span></text:span><text:span text:style-name="Source_20_Text"><text:span text:style-name="T13">"selected='selected'"</text:span></text:span><text:span text:style-name="Source_20_Text"><text:span text:style-name="T10"> </text:span></text:span><text:span text:style-name="Source_20_Text"><text:span text:style-name="T12">:</text:span></text:span><text:span text:style-name="Source_20_Text"><text:span text:style-name="T10"> </text:span></text:span><text:span text:style-name="Source_20_Text"><text:span text:style-name="T13">""</text:span></text:span><text:span text:style-name="Source_20_Text"><text:span text:style-name="T12">;</text:span></text:span></text:p>
      <text:p text:style-name="P11"><text:span text:style-name="Source_20_Text"><text:span text:style-name="T11"><text:s text:c="12"/></text:span></text:span><text:span text:style-name="Source_20_Text"><text:span text:style-name="T12">?&gt;</text:span></text:span></text:p>
      <text:p text:style-name="P11"><text:span text:style-name="Source_20_Text"><text:span text:style-name="T11"><text:s text:c="12"/></text:span></text:span><text:span text:style-name="Source_20_Text"><text:span text:style-name="T10">&lt;option value="</text:span></text:span><text:span text:style-name="Source_20_Text"><text:span text:style-name="T12">&lt;?=</text:span></text:span><text:span text:style-name="Source_20_Text"><text:span text:style-name="T10">$categoria</text:span></text:span><text:span text:style-name="Source_20_Text"><text:span text:style-name="T12">[</text:span></text:span><text:span text:style-name="Source_20_Text"><text:span text:style-name="T13">'id'</text:span></text:span><text:span text:style-name="Source_20_Text"><text:span text:style-name="T12">]?&gt;</text:span></text:span><text:span text:style-name="Source_20_Text"><text:span text:style-name="T10">" </text:span></text:span><text:span text:style-name="Source_20_Text"><text:span text:style-name="T12">&lt;?=</text:span></text:span><text:span text:style-name="Source_20_Text"><text:span text:style-name="T10">$selecao</text:span></text:span><text:span text:style-name="Source_20_Text"><text:span text:style-name="T12">?&gt;</text:span></text:span><text:span text:style-name="Source_20_Text"><text:span text:style-name="T10">&gt;</text:span></text:span></text:p>
      <text:p text:style-name="P11"><text:span text:style-name="Source_20_Text"><text:span text:style-name="T11"><text:s text:c="20"/></text:span></text:span><text:span text:style-name="Source_20_Text"><text:span text:style-name="T12">&lt;?=</text:span></text:span><text:span text:style-name="Source_20_Text"><text:span text:style-name="T10">$categoria</text:span></text:span><text:span text:style-name="Source_20_Text"><text:span text:style-name="T12">[</text:span></text:span><text:span text:style-name="Source_20_Text"><text:span text:style-name="T13">'nome'</text:span></text:span><text:span text:style-name="Source_20_Text"><text:span text:style-name="T12">]?&gt;</text:span></text:span></text:p>
      <text:p text:style-name="P11"><text:span text:style-name="Source_20_Text"><text:span text:style-name="T11"><text:s text:c="12"/></text:span></text:span><text:span text:style-name="Source_20_Text"><text:span text:style-name="T14">&lt;/option&gt;</text:span></text:span></text:p>
      <text:p text:style-name="P11"><text:span text:style-name="Source_20_Text"><text:span text:style-name="T11"><text:s text:c="8"/></text:span></text:span><text:span text:style-name="Source_20_Text"><text:span text:style-name="T12">&lt;?</text:span></text:span><text:span text:style-name="Source_20_Text"><text:span text:style-name="T10">php endforeach </text:span></text:span><text:span text:style-name="Source_20_Text"><text:span text:style-name="T12">?&gt;</text:span></text:span></text:p>
      <text:p text:style-name="P11"><text:span text:style-name="Source_20_Text"><text:span text:style-name="T11"><text:s text:c="8"/></text:span></text:span><text:span text:style-name="Source_20_Text"><text:span text:style-name="T14">&lt;/select&gt;</text:span></text:span></text:p>
      <text:p text:style-name="P11"><text:soft-page-break/><text:span text:style-name="Source_20_Text"><text:span text:style-name="T11"><text:s text:c="4"/></text:span></text:span><text:span text:style-name="Source_20_Text"><text:span text:style-name="T14">&lt;/td&gt;</text:span></text:span></text:p>
      <text:p text:style-name="P11"><text:span text:style-name="Source_20_Text"><text:span text:style-name="T14">&lt;/tr&gt;</text:span></text:span></text:p>
      <text:p text:style-name="P7"><text:span text:style-name="T8">Com isso a tela de alterar produto continuará funcionando, mas a tela de novo não vai funcionar, pois a variável produto não funciona. Se ela não existe, vamos criá-la. No arquivo </text:span><text:span text:style-name="Strong_20_Emphasis"><text:span text:style-name="T9">produto-formulario.php</text:span></text:span><text:span text:style-name="T8"> definimos uma array que será nosso produto:</text:span></text:p>
      <text:p text:style-name="P11"><text:span text:style-name="Source_20_Text"><text:span text:style-name="T10">$produtos </text:span></text:span><text:span text:style-name="Source_20_Text"><text:span text:style-name="T12">=</text:span></text:span><text:span text:style-name="Source_20_Text"><text:span text:style-name="T10"> array</text:span></text:span><text:span text:style-name="Source_20_Text"><text:span text:style-name="T12">();</text:span></text:span></text:p>
      <text:p text:style-name="P9">Quais serão os valores preenchidos por padrão para um novo produto? Vazio, portanto:</text:p>
      <text:p text:style-name="P11"><text:span text:style-name="Source_20_Text"><text:span text:style-name="T10">$produto </text:span></text:span><text:span text:style-name="Source_20_Text"><text:span text:style-name="T12">=</text:span></text:span><text:span text:style-name="Source_20_Text"><text:span text:style-name="T10"> array</text:span></text:span><text:span text:style-name="Source_20_Text"><text:span text:style-name="T12">(</text:span></text:span><text:span text:style-name="Source_20_Text"><text:span text:style-name="T13">"nome"</text:span></text:span><text:span text:style-name="Source_20_Text"><text:span text:style-name="T10"> </text:span></text:span><text:span text:style-name="Source_20_Text"><text:span text:style-name="T12">=&gt;</text:span></text:span><text:span text:style-name="Source_20_Text"><text:span text:style-name="T10"> </text:span></text:span><text:span text:style-name="Source_20_Text"><text:span text:style-name="T13">""</text:span></text:span><text:span text:style-name="Source_20_Text"><text:span text:style-name="T12">,</text:span></text:span><text:span text:style-name="Source_20_Text"><text:span text:style-name="T10"> </text:span></text:span><text:span text:style-name="Source_20_Text"><text:span text:style-name="T13">"descricao"</text:span></text:span><text:span text:style-name="Source_20_Text"><text:span text:style-name="T10"> </text:span></text:span><text:span text:style-name="Source_20_Text"><text:span text:style-name="T12">=&gt;</text:span></text:span><text:span text:style-name="Source_20_Text"><text:span text:style-name="T10"> </text:span></text:span><text:span text:style-name="Source_20_Text"><text:span text:style-name="T13">""</text:span></text:span><text:span text:style-name="Source_20_Text"><text:span text:style-name="T12">,</text:span></text:span><text:span text:style-name="Source_20_Text"><text:span text:style-name="T10"> </text:span></text:span><text:span text:style-name="Source_20_Text"><text:span text:style-name="T13">"preco"</text:span></text:span><text:span text:style-name="Source_20_Text"><text:span text:style-name="T10"> </text:span></text:span><text:span text:style-name="Source_20_Text"><text:span text:style-name="T12">=&gt;</text:span></text:span><text:span text:style-name="Source_20_Text"><text:span text:style-name="T10"> </text:span></text:span><text:span text:style-name="Source_20_Text"><text:span text:style-name="T13">""</text:span></text:span><text:span text:style-name="Source_20_Text"><text:span text:style-name="T12">);</text:span></text:span></text:p>
      <text:p text:style-name="P9">E a categoria? Vamos selecionar a categoria 1 por padrão:</text:p>
      <text:p text:style-name="P11"><text:span text:style-name="Source_20_Text"><text:span text:style-name="T10">$produto </text:span></text:span><text:span text:style-name="Source_20_Text"><text:span text:style-name="T12">=</text:span></text:span><text:span text:style-name="Source_20_Text"><text:span text:style-name="T10"> array</text:span></text:span><text:span text:style-name="Source_20_Text"><text:span text:style-name="T12">(</text:span></text:span><text:span text:style-name="Source_20_Text"><text:span text:style-name="T13">"nome"</text:span></text:span><text:span text:style-name="Source_20_Text"><text:span text:style-name="T10"> </text:span></text:span><text:span text:style-name="Source_20_Text"><text:span text:style-name="T12">=&gt;</text:span></text:span><text:span text:style-name="Source_20_Text"><text:span text:style-name="T10"> </text:span></text:span><text:span text:style-name="Source_20_Text"><text:span text:style-name="T13">""</text:span></text:span><text:span text:style-name="Source_20_Text"><text:span text:style-name="T12">,</text:span></text:span><text:span text:style-name="Source_20_Text"><text:span text:style-name="T10"> </text:span></text:span><text:span text:style-name="Source_20_Text"><text:span text:style-name="T13">"descricao"</text:span></text:span><text:span text:style-name="Source_20_Text"><text:span text:style-name="T10"> </text:span></text:span><text:span text:style-name="Source_20_Text"><text:span text:style-name="T12">=&gt;</text:span></text:span><text:span text:style-name="Source_20_Text"><text:span text:style-name="T10"> </text:span></text:span><text:span text:style-name="Source_20_Text"><text:span text:style-name="T13">""</text:span></text:span><text:span text:style-name="Source_20_Text"><text:span text:style-name="T12">,</text:span></text:span><text:span text:style-name="Source_20_Text"><text:span text:style-name="T10"> </text:span></text:span><text:span text:style-name="Source_20_Text"><text:span text:style-name="T13">"preco"</text:span></text:span><text:span text:style-name="Source_20_Text"><text:span text:style-name="T10"> </text:span></text:span><text:span text:style-name="Source_20_Text"><text:span text:style-name="T12">=&gt;</text:span></text:span><text:span text:style-name="Source_20_Text"><text:span text:style-name="T10"> </text:span></text:span><text:span text:style-name="Source_20_Text"><text:span text:style-name="T13">""</text:span></text:span><text:span text:style-name="Source_20_Text"><text:span text:style-name="T12">,</text:span></text:span><text:span text:style-name="Source_20_Text"><text:span text:style-name="T10"> </text:span></text:span><text:span text:style-name="Source_20_Text"><text:span text:style-name="T13">"categoria_id"</text:span></text:span><text:span text:style-name="Source_20_Text"><text:span text:style-name="T10"> </text:span></text:span><text:span text:style-name="Source_20_Text"><text:span text:style-name="T12">=&gt;</text:span></text:span><text:span text:style-name="Source_20_Text"><text:span text:style-name="T10"> </text:span></text:span><text:span text:style-name="Source_20_Text"><text:span text:style-name="T13">"1"</text:span></text:span><text:span text:style-name="Source_20_Text"><text:span text:style-name="T12">);</text:span></text:span></text:p>
      <text:p text:style-name="P9">Perfeito, quase todos os campos virão preenchidos como vazio agora na tela de novo produto, faltou somente a variável usado. Desejamos que o produto novo venha com o campo setado? Não, portanto:</text:p>
      <text:p text:style-name="P11"><text:span text:style-name="Source_20_Text"><text:span text:style-name="T10">$produto </text:span></text:span><text:span text:style-name="Source_20_Text"><text:span text:style-name="T12">=</text:span></text:span><text:span text:style-name="Source_20_Text"><text:span text:style-name="T10"> array</text:span></text:span><text:span text:style-name="Source_20_Text"><text:span text:style-name="T12">(</text:span></text:span><text:span text:style-name="Source_20_Text"><text:span text:style-name="T13">"nome"</text:span></text:span><text:span text:style-name="Source_20_Text"><text:span text:style-name="T10"> </text:span></text:span><text:span text:style-name="Source_20_Text"><text:span text:style-name="T12">=&gt;</text:span></text:span><text:span text:style-name="Source_20_Text"><text:span text:style-name="T10"> </text:span></text:span><text:span text:style-name="Source_20_Text"><text:span text:style-name="T13">""</text:span></text:span><text:span text:style-name="Source_20_Text"><text:span text:style-name="T12">,</text:span></text:span><text:span text:style-name="Source_20_Text"><text:span text:style-name="T10"> </text:span></text:span><text:span text:style-name="Source_20_Text"><text:span text:style-name="T13">"descricao"</text:span></text:span><text:span text:style-name="Source_20_Text"><text:span text:style-name="T10"> </text:span></text:span><text:span text:style-name="Source_20_Text"><text:span text:style-name="T12">=&gt;</text:span></text:span><text:span text:style-name="Source_20_Text"><text:span text:style-name="T10"> </text:span></text:span><text:span text:style-name="Source_20_Text"><text:span text:style-name="T13">""</text:span></text:span><text:span text:style-name="Source_20_Text"><text:span text:style-name="T12">,</text:span></text:span><text:span text:style-name="Source_20_Text"><text:span text:style-name="T10"> </text:span></text:span><text:span text:style-name="Source_20_Text"><text:span text:style-name="T13">"preco"</text:span></text:span><text:span text:style-name="Source_20_Text"><text:span text:style-name="T10"> </text:span></text:span><text:span text:style-name="Source_20_Text"><text:span text:style-name="T12">=&gt;</text:span></text:span><text:span text:style-name="Source_20_Text"><text:span text:style-name="T10"> </text:span></text:span><text:span text:style-name="Source_20_Text"><text:span text:style-name="T13">""</text:span></text:span><text:span text:style-name="Source_20_Text"><text:span text:style-name="T12">,</text:span></text:span><text:span text:style-name="Source_20_Text"><text:span text:style-name="T10"> </text:span></text:span><text:span text:style-name="Source_20_Text"><text:span text:style-name="T13">"categoria_id"</text:span></text:span><text:span text:style-name="Source_20_Text"><text:span text:style-name="T10"> </text:span></text:span><text:span text:style-name="Source_20_Text"><text:span text:style-name="T12">=&gt;</text:span></text:span><text:span text:style-name="Source_20_Text"><text:span text:style-name="T10"> </text:span></text:span><text:span text:style-name="Source_20_Text"><text:span text:style-name="T13">"1"</text:span></text:span><text:span text:style-name="Source_20_Text"><text:span text:style-name="T12">);</text:span></text:span></text:p>
      <text:p text:style-name="P11"><text:span text:style-name="Source_20_Text"><text:span text:style-name="T10">$usado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13">""</text:span></text:span><text:span text:style-name="Source_20_Text"><text:span text:style-name="T12">;</text:span></text:span></text:p>
      <text:p text:style-name="P9">Perfeito. Testamos e o formulário de adicionar e alterar continuam funcionando. Repara que foi muito fácil, extraímos o código comum em um php específico e inicializamos as variáveis que eram necessárias para esse arquivo comum (o arquivo de base) em nossas duas páginas.</text:p>
      <text:p text:style-name="P2"/>
      <text:h text:style-name="P13" text:outline-level="1"><text:span text:style-name="T3">03 - </text:span><text:span text:style-name="T4">J</text:span><text:span text:style-name="T3">untando os formulários</text:span></text:h>
      <text:p text:style-name="P3"/>
      <text:p text:style-name="P6">O próximo passo é juntar o formulário de inclusão e alteração.</text:p>
      <text:p text:style-name="P7"><text:span text:style-name="T8">Crie um arquivo chamado </text:span><text:span text:style-name="Strong_20_Emphasis"><text:span text:style-name="T9">produto-formulario-base.php</text:span></text:span><text:span text:style-name="T8">.</text:span></text:p>
      <text:p text:style-name="P7"><text:span text:style-name="T8">No formulário de inclusão, remova os </text:span><text:span text:style-name="Strong_20_Emphasis"><text:span text:style-name="T9">tr</text:span></text:span><text:span text:style-name="T8">s que representam os campos do produto. Mas sem remover o </text:span><text:span text:style-name="Strong_20_Emphasis"><text:span text:style-name="T9">tr</text:span></text:span><text:span text:style-name="T8"> que define o botão de envio. Coloque no lugar um include do arquivo que acabamos de criar.</text:span></text:p>
      <text:p text:style-name="P7"><text:span text:style-name="T8">No formulário de alteração, </text:span><text:span text:style-name="Strong_20_Emphasis"><text:span text:style-name="T9">copie</text:span></text:span><text:span text:style-name="T8"> e remova os </text:span><text:span text:style-name="Strong_20_Emphasis"><text:span text:style-name="T9">tr</text:span></text:span><text:span text:style-name="T8">s que representam os campos do produto. Mas sem remover o </text:span><text:span text:style-name="Strong_20_Emphasis"><text:span text:style-name="T9">tr</text:span></text:span><text:span text:style-name="T8"> que define o botão de envio. Coloque no lugar um include do arquivo que acabamos de criar.</text:span></text:p>
      <text:p text:style-name="P9">No arquivo que criamos, cole o conteúdo que estava no formulário de alteração.</text:p>
      <text:p text:style-name="P9">Teste acessar um formulário de alteração, funciona? Tente alterá-lo, funciona? E o formulário de criação, o que acontece?</text:p>
      <text:p text:style-name="P3"/>
      <text:p text:style-name="P2"/>
      <text:h text:style-name="P14" text:outline-level="1"><text:span text:style-name="T20">0</text:span><text:span text:style-name="T21">4 - Inclusão</text:span></text:h>
      <text:p text:style-name="P2"/>
      <text:p text:style-name="P5"><text:span text:style-name="T8">No formulário de inclusão, antes de incluir o arquivo de formulário base, defina uma variável </text:span><text:span text:style-name="Strong_20_Emphasis"><text:span text:style-name="T9">produto</text:span></text:span><text:span text:style-name="T8">.</text:span></text:p>
      <text:p text:style-name="P7"><text:span text:style-name="T8">Ela é uma </text:span><text:span text:style-name="Strong_20_Emphasis"><text:span text:style-name="T9">array</text:span></text:span><text:span text:style-name="T8"> com os seguintes valores:</text:span></text:p>
      <text:list xml:id="list2196550629" text:style-name="L1">
        <text:list-item>
          <text:p text:style-name="P8">nome vazio</text:p>
          <text:list>
            <text:list-item>
              <text:p text:style-name="P8">descricao vazia</text:p>
            </text:list-item>
            <text:list-item>
              <text:p text:style-name="P8">preco vazio</text:p>
            </text:list-item>
            <text:list-item>
              <text:p text:style-name="P10">categoria_id 1</text:p>
            </text:list-item>
          </text:list>
        </text:list-item>
      </text:list>
      <text:p text:style-name="P7"><text:span text:style-name="T8">E defina uma variável chamada </text:span><text:span text:style-name="Strong_20_Emphasis"><text:span text:style-name="T9">usado</text:span></text:span><text:span text:style-name="T8"> como vazia.</text:span></text:p>
      <text:p text:style-name="P9">Teste seu formulário, o que acontece? Qual o motivo?</text:p>
      <text:p text:style-name="P2"/>
      <text:p text:style-name="P4">Agora o sistema de inclusão volta a funcionar. Isso acontece pois definimos as duas variáveis que o formulário base precisa: os dados de produto a serem preenchidos por padrão e a informação se o produto é usado ou nã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onaco, 'Andale Mono', monospace"/>
    <style:font-face style:name="Lohit Devanagari1" svg:font-family="'Lohit Devanagari'"/>
    <style:font-face style:name="Open Sans" svg:font-family="'Open Sans', sans-serif"/>
    <style:font-face style:name="Source Serif Pro" svg:font-family="'Source Serif Pro', 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08:08:19.908012566</meta:creation-date>
    <dc:date>2019-06-07T09:53:49.694665934</dc:date>
    <meta:editing-duration>PT10M3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5" meta:paragraph-count="67" meta:word-count="719" meta:character-count="4792" meta:non-whitespace-character-count="3977"/>
  </office:meta>
</office:document-meta>
</file>